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rsid="000f2aff" officeooo:paragraph-rsid="0012ad0d"/>
    </style:style>
    <style:style style:name="P3" style:family="paragraph" style:parent-style-name="Standard">
      <style:text-properties fo:color="#5b277d" loext:opacity="100%"/>
    </style:style>
    <style:style style:name="P4" style:family="paragraph" style:parent-style-name="Standard">
      <style:text-properties fo:color="#5b277d" loext:opacity="100%" officeooo:rsid="00136840" officeooo:paragraph-rsid="00136840"/>
    </style:style>
    <style:style style:name="P5" style:family="paragraph" style:parent-style-name="Standard">
      <style:text-properties fo:color="#5b277d" loext:opacity="100%" officeooo:rsid="000f2aff" officeooo:paragraph-rsid="001e8491"/>
    </style:style>
    <style:style style:name="P6" style:family="paragraph" style:parent-style-name="Standard">
      <style:text-properties fo:color="#5b277d" loext:opacity="100%" officeooo:rsid="0009a158" officeooo:paragraph-rsid="000daa0f"/>
    </style:style>
    <style:style style:name="P7" style:family="paragraph" style:parent-style-name="Standard">
      <style:text-properties fo:color="#5b277d" loext:opacity="100%" officeooo:rsid="0009a158" officeooo:paragraph-rsid="0009a158"/>
    </style:style>
    <style:style style:name="P8" style:family="paragraph" style:parent-style-name="Standard">
      <style:text-properties fo:color="#5b277d" loext:opacity="100%" officeooo:rsid="0009a158" officeooo:paragraph-rsid="0024c077"/>
    </style:style>
    <style:style style:name="P9" style:family="paragraph" style:parent-style-name="Standard">
      <style:text-properties fo:color="#5b277d" loext:opacity="100%" officeooo:rsid="0020dff9" officeooo:paragraph-rsid="0020dff9"/>
    </style:style>
    <style:style style:name="P10" style:family="paragraph" style:parent-style-name="Standard">
      <style:text-properties fo:color="#5b277d" loext:opacity="100%" officeooo:rsid="0024c077" officeooo:paragraph-rsid="0024c077"/>
    </style:style>
    <style:style style:name="P11" style:family="paragraph" style:parent-style-name="Standard">
      <style:text-properties fo:color="#5b277d" loext:opacity="100%" officeooo:rsid="000b354c" officeooo:paragraph-rsid="000b354c"/>
    </style:style>
    <style:style style:name="P12" style:family="paragraph" style:parent-style-name="Standard">
      <style:text-properties fo:color="#5b277d" loext:opacity="100%" officeooo:rsid="0033d4dc" officeooo:paragraph-rsid="0033d4dc"/>
    </style:style>
    <style:style style:name="P13" style:family="paragraph" style:parent-style-name="Standard">
      <style:text-properties fo:color="#5b277d" loext:opacity="100%" officeooo:paragraph-rsid="003f7ad0"/>
    </style:style>
    <style:style style:name="P14" style:family="paragraph" style:parent-style-name="Standard">
      <style:text-properties fo:color="#5b277d" loext:opacity="100%" officeooo:paragraph-rsid="00167793"/>
    </style:style>
    <style:style style:name="P15" style:family="paragraph" style:parent-style-name="Standard">
      <style:text-properties fo:color="#5b277d" loext:opacity="100%" officeooo:paragraph-rsid="004060aa"/>
    </style:style>
    <style:style style:name="P16" style:family="paragraph" style:parent-style-name="Standard">
      <style:text-properties fo:color="#5b277d" loext:opacity="100%" officeooo:rsid="0041a97c" officeooo:paragraph-rsid="0041a97c"/>
    </style:style>
    <style:style style:name="T1" style:family="text">
      <style:text-properties officeooo:rsid="0009a158"/>
    </style:style>
    <style:style style:name="T2" style:family="text">
      <style:text-properties officeooo:rsid="0010694d"/>
    </style:style>
    <style:style style:name="T3" style:family="text">
      <style:text-properties officeooo:rsid="0010de7d"/>
    </style:style>
    <style:style style:name="T4" style:family="text">
      <style:text-properties officeooo:rsid="0012ad0d"/>
    </style:style>
    <style:style style:name="T5" style:family="text">
      <style:text-properties fo:language="sv" fo:country="SE"/>
    </style:style>
    <style:style style:name="T6" style:family="text">
      <style:text-properties fo:language="sv" fo:country="SE" officeooo:rsid="0012ad0d"/>
    </style:style>
    <style:style style:name="T7" style:family="text">
      <style:text-properties fo:language="sv" fo:country="SE" officeooo:rsid="002557c9"/>
    </style:style>
    <style:style style:name="T8" style:family="text">
      <style:text-properties officeooo:rsid="00167793"/>
    </style:style>
    <style:style style:name="T9" style:family="text">
      <style:text-properties officeooo:rsid="001721e6"/>
    </style:style>
    <style:style style:name="T10" style:family="text">
      <style:text-properties officeooo:rsid="0018fd11"/>
    </style:style>
    <style:style style:name="T11" style:family="text">
      <style:text-properties officeooo:rsid="001a990a"/>
    </style:style>
    <style:style style:name="T12" style:family="text">
      <style:text-properties officeooo:rsid="001e8491"/>
    </style:style>
    <style:style style:name="T13" style:family="text">
      <style:text-properties officeooo:rsid="001e9f73"/>
    </style:style>
    <style:style style:name="T14" style:family="text">
      <style:text-properties officeooo:rsid="0020dff9"/>
    </style:style>
    <style:style style:name="T15" style:family="text">
      <style:text-properties officeooo:rsid="002287b3"/>
    </style:style>
    <style:style style:name="T16" style:family="text">
      <style:text-properties officeooo:rsid="002411ec"/>
    </style:style>
    <style:style style:name="T17" style:family="text">
      <style:text-properties officeooo:rsid="00269584"/>
    </style:style>
    <style:style style:name="T18" style:family="text">
      <style:text-properties officeooo:rsid="00286c68"/>
    </style:style>
    <style:style style:name="T19" style:family="text">
      <style:text-properties officeooo:rsid="0029efbf"/>
    </style:style>
    <style:style style:name="T20" style:family="text">
      <style:text-properties officeooo:rsid="002b525e"/>
    </style:style>
    <style:style style:name="T21" style:family="text">
      <style:text-properties officeooo:rsid="002c7dc2"/>
    </style:style>
    <style:style style:name="T22" style:family="text">
      <style:text-properties officeooo:rsid="002c96df"/>
    </style:style>
    <style:style style:name="T23" style:family="text">
      <style:text-properties officeooo:rsid="002e662e"/>
    </style:style>
    <style:style style:name="T24" style:family="text">
      <style:text-properties officeooo:rsid="00305994"/>
    </style:style>
    <style:style style:name="T25" style:family="text">
      <style:text-properties officeooo:rsid="003215ad"/>
    </style:style>
    <style:style style:name="T26" style:family="text">
      <style:text-properties officeooo:rsid="0033d4dc"/>
    </style:style>
    <style:style style:name="T27" style:family="text">
      <style:text-properties officeooo:rsid="003574c5"/>
    </style:style>
    <style:style style:name="T28" style:family="text">
      <style:text-properties officeooo:rsid="003b7850"/>
    </style:style>
    <style:style style:name="T29" style:family="text">
      <style:text-properties officeooo:rsid="0040146b"/>
    </style:style>
    <style:style style:name="T30" style:family="text">
      <style:text-properties officeooo:rsid="000daa0f"/>
    </style:style>
    <style:style style:name="T31" style:family="text">
      <style:text-properties officeooo:rsid="004060aa"/>
    </style:style>
    <style:style style:name="T32" style:family="text">
      <style:text-properties officeooo:rsid="0041a97c"/>
    </style:style>
    <style:style style:name="T33" style:family="text">
      <style:text-properties officeooo:rsid="004223c0"/>
    </style:style>
    <style:style style:name="T34" style:family="text">
      <style:text-properties officeooo:rsid="0042849c"/>
    </style:style>
    <style:style style:name="T35" style:family="text">
      <style:text-properties officeooo:rsid="0042b8c0"/>
    </style:style>
    <style:style style:name="T36" style:family="text">
      <style:text-properties officeooo:rsid="0044a563"/>
    </style:style>
    <style:style style:name="T37" style:family="text">
      <style:text-properties officeooo:rsid="0045b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V</text:span>ästergatan <text:span text:style-name="T2">= </text:span><text:span text:style-name="T3">5</text:span><text:span text:style-name="T2"> st</text:span></text:p>
      <text:p text:style-name="P3">Gam<text:span text:style-name="T28">latorg</text:span> <text:span text:style-name="T3">= </text:span><text:span text:style-name="T4">1</text:span><text:span text:style-name="T33">1</text:span><text:span text:style-name="T4"> st</text:span></text:p>
      <text:p text:style-name="P4">Östergatan <text:s/>= 4 st </text:p>
      <text:p text:style-name="P4">Oran = 1 st</text:p>
      <text:p text:style-name="P3">Idrottsplatsen <text:span text:style-name="T8">= </text:span><text:span text:style-name="T29">5</text:span><text:span text:style-name="T9"> st</text:span></text:p>
      <text:p text:style-name="P15">Busstationen <text:span text:style-name="T10">= 4 st</text:span></text:p>
      <text:p text:style-name="P14"><text:span text:style-name="T30">Södergatan </text:span><text:span text:style-name="T9">= 3 st</text:span></text:p>
      <text:p text:style-name="P3">Backarna <text:span text:style-name="T11">= </text:span><text:span text:style-name="T29">7</text:span><text:span text:style-name="T11"> st</text:span></text:p>
      <text:p text:style-name="P3">Tillsynsrundan-<text:span text:style-name="T1">Mossen </text:span><text:span text:style-name="T12">= 1</text:span><text:span text:style-name="T34">2</text:span><text:span text:style-name="T12"> st</text:span></text:p>
      <text:p text:style-name="P5"><text:span text:style-name="T6">A</text:span><text:span text:style-name="T5">ktivitetspark</text:span><text:span text:style-name="T6">en </text:span><text:span text:style-name="T7">= 3 st</text:span></text:p>
      <text:p text:style-name="P6">Malenas<text:span text:style-name="T37">p</text:span>ark <text:span text:style-name="T13">= 4 st</text:span></text:p>
      <text:p text:style-name="P7">Hästtorget <text:span text:style-name="T14">= 3 st</text:span></text:p>
      <text:p text:style-name="P9">Ängsgatan = 2 st <text:s text:c="4"/></text:p>
      <text:p text:style-name="P7">Kärnan <text:span text:style-name="T15">= 3 st</text:span></text:p>
      <text:p text:style-name="P10">Planteringsgatan = 2 st</text:p>
      <text:p text:style-name="P8">Industrigatan <text:span text:style-name="T16">= </text:span><text:span text:style-name="T35">2</text:span><text:span text:style-name="T17"> st</text:span></text:p>
      <text:p text:style-name="P7">Ommavägen <text:span text:style-name="T16">= 1 st </text:span></text:p>
      <text:p text:style-name="P7">Jysk-Vändplats <text:span text:style-name="T17">=</text:span> <text:span text:style-name="T36">3</text:span><text:span text:style-name="T17"> st</text:span></text:p>
      <text:p text:style-name="P7">Sjöbo<text:span text:style-name="T37">v</text:span>äst <text:span text:style-name="T18">= </text:span><text:span text:style-name="T36">5</text:span><text:span text:style-name="T18"> st</text:span></text:p>
      <text:p text:style-name="P7">Kunskapsområdet <text:span text:style-name="T19">= </text:span><text:span text:style-name="T20">3 st</text:span></text:p>
      <text:p text:style-name="P7"><text:span text:style-name="T31">Teknikervägen-</text:span>Gallaxområdet <text:span text:style-name="T21">= 4 st</text:span></text:p>
      <text:p text:style-name="P7">Långdans<text:span text:style-name="T22">vägen = </text:span><text:span text:style-name="T23">6 st</text:span></text:p>
      <text:p text:style-name="P11">Grönsaksvägen <text:span text:style-name="T24">= 6 st</text:span></text:p>
      <text:p text:style-name="P11">Föreningsgatan <text:span text:style-name="T25">= </text:span><text:span text:style-name="T26">6 st</text:span></text:p>
      <text:p text:style-name="P16">Linvägen = 3 st</text:p>
      <text:p text:style-name="P12">Hundparken = <text:span text:style-name="T32">2</text:span> st</text:p>
      <text:p text:style-name="P11">Norregatan <text:span text:style-name="T27">5 st</text:span></text:p>
      <text:p text:style-name="P2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43:56.547218017</meta:creation-date>
    <dc:date>2024-08-27T11:21:48.487353584</dc:date>
    <meta:editing-duration>PT21H36M49S</meta:editing-duration>
    <meta:editing-cycles>35</meta:editing-cycles>
    <meta:generator>LibreOffice/7.3.7.2$Linux_X86_64 LibreOffice_project/30$Build-2</meta:generator>
    <meta:print-date>2024-06-10T09:58:03.459523628</meta:print-date>
    <meta:document-statistic meta:table-count="0" meta:image-count="0" meta:object-count="0" meta:page-count="1" meta:paragraph-count="28" meta:word-count="107" meta:character-count="520" meta:non-whitespace-character-count="431"/>
  </office:meta>
</office:document-meta>
</file>